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style>
    <style:style style:name="P2" style:parent-style-name="Standard" style:family="paragraph">
      <style:text-properties style:font-name="Liberation Sans"/>
    </style:style>
    <style:style style:name="P3" style:parent-style-name="Standard" style:family="paragraph">
      <style:text-properties style:font-name="Liberation Sans"/>
    </style:style>
    <style:style style:name="P4" style:parent-style-name="Standard" style:family="paragraph">
      <style:text-properties style:font-name="Liberation Sans"/>
    </style:style>
    <style:style style:name="P5" style:parent-style-name="Standard" style:family="paragraph">
      <style:text-properties style:font-name="Liberation Sans"/>
    </style:style>
    <style:style style:name="P6" style:parent-style-name="Standard" style:family="paragraph">
      <style:text-properties style:font-name="Liberation Sans"/>
    </style:style>
    <style:style style:name="P7" style:parent-style-name="Standard" style:family="paragraph">
      <style:text-properties style:font-name="Liberation Sans"/>
    </style:style>
    <style:style style:name="P8" style:parent-style-name="Standard" style:family="paragraph">
      <style:text-properties style:font-name="Liberation Sans"/>
    </style:style>
    <style:style style:name="P9" style:parent-style-name="Standard" style:family="paragraph">
      <style:text-properties style:font-name="Liberation Sans"/>
    </style:style>
    <style:style style:name="P10" style:parent-style-name="Standard" style:family="paragraph">
      <style:text-properties style:font-name="Liberation Sans"/>
    </style:style>
    <style:style style:name="P11" style:parent-style-name="Standard" style:family="paragraph">
      <style:text-properties style:font-name="Liberation Sans"/>
    </style:style>
    <style:style style:name="P12" style:parent-style-name="Standard" style:family="paragraph">
      <style:text-properties style:font-name="Liberation Sans"/>
    </style:style>
    <style:style style:name="P13" style:parent-style-name="Standard" style:family="paragraph">
      <style:text-properties style:font-name="Liberation Sans"/>
    </style:style>
    <style:style style:name="P14" style:parent-style-name="Standard" style:family="paragraph">
      <style:text-properties style:font-name="Liberation Sans"/>
    </style:style>
    <style:style style:name="P15" style:parent-style-name="Standard" style:family="paragraph">
      <style:text-properties style:font-name="Liberation Sans"/>
    </style:style>
    <style:style style:name="T16" style:parent-style-name="Absatz-Standardschriftart" style:family="text">
      <style:text-properties style:font-name="Liberation Sans"/>
    </style:style>
    <style:style style:name="T17" style:parent-style-name="Absatz-Standardschriftart" style:family="text">
      <style:text-properties style:font-name="Liberation Sans"/>
    </style:style>
  </office:automatic-styles>
  <office:body>
    <office:text text:use-soft-page-breaks="true">
      <text:p text:style-name="P1">Traditional<text:s/>Machine Learning networks are often trained with the help of huge datasets. In many cases this a very powerful approach by means of reliability.</text:p>
      <text:p text:style-name="P2">However, in many cases there are no datasets available what leads the interest to other machine learning techniques like Reinforcement Learning or Imitation Learning.</text:p>
      <text:p text:style-name="P3">In order to get these techniques work properly the<text:s/>underlying<text:s/>policy has to go through a long training process which is<text:s/>usually<text:s/>focused<text:s/>on<text:s/>one<text:s/>specific task.</text:p>
      <text:p text:style-name="P4">When the network is given a slightly different task<text:s/>that it was not trained on<text:s/>both Reinforcement and Imitation Learning fail to deal with the situation. Therefore,<text:s/>new techniques like “One-Shot Imitation Learning” or “Zero-Shot Imitation Learning” are<text:s/>introduced.</text:p>
      <text:p text:style-name="P5">Two papers about this topic are described in the following.</text:p>
      <text:p text:style-name="P6"/>
      <text:p text:style-name="P7">In the article “One-Shot Imitation Learning” a novel machine learning technique is developed.<text:s/>Unlike traditional Imitation Learning techniques the aim of<text:s/>One-Shot Imitation Learning is to train a policy to solve<text:s/>known tasks but also<text:s/>unseen tasks that are similar to a demonstrated sample task.<text:s/>The ability to abstract<text:s/>the<text:s/>skills learned from solving<text:s/>a specific<text:s/>task to a more general<text:s/>overview makes the network more suitable for a broader range of challenges<text:s/>which<text:s/>is<text:s/>more similar<text:s/>to the human learning process.</text:p>
      <text:p text:style-name="P8"/>
      <text:p text:style-name="P9">The<text:s/>presented one-shot architecture is structured as follows.<text:s/>A set of demonstrations for a<text:s/>given<text:s/>sample task is used to train<text:s/>an<text:s/>underlying neural network (“One-Shot Imitator”). After the training the policy is able to abstract that knowledge to solve unseen related tasks.</text:p>
      <text:p text:style-name="P10">During the experiments, four different architectures (behavioral cloning, DAGGER, Final State, Snapshot) are compared and evaluated. It has been shown that the network is able to solve easy test tasks at a sufficient success rate. It was also observed<text:s/>that the success rate decreases for increasing difficulty for both the training tasks and the test tasks.</text:p>
      <text:p text:style-name="P11">All experiments were done with the help of a simulation of a 7-DOF Fetch robotic arm to stack various numbers of cube-shaped blocks into a specific configuration.</text:p>
      <text:p text:style-name="P12"/>
      <text:p text:style-name="P13"/>
      <text:p text:style-name="P14">The data collected during demonstration is saved in the form of observation-action pairs.</text:p>
      <text:p text:style-name="P15">An important disadvantage of this approach is that the agent has to be trained for every task again.</text:p>
      <text:p text:style-name="Standard"><text:span text:style-name="T16">Therefore a mechanism is to be developed that allo</text:span><text:span text:style-name="T17">ws the agent to generalize the skills from the given demonstrations and abstract that knowledge to other similar tasks without being directly trained for that specific ta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annes</dc:creator>
    <meta:creation-date>2018-08-17T11:26:00Z</meta:creation-date>
    <dc:date>2018-08-19T17:47:00Z</dc:date>
    <meta:template xlink:href="Normal.dotm" xlink:type="simple"/>
    <meta:editing-cycles>123</meta:editing-cycles>
    <meta:editing-duration>PT0S</meta:editing-duration>
    <meta:document-statistic meta:page-count="1" meta:paragraph-count="5" meta:word-count="347" meta:character-count="2529" meta:row-count="18" meta:non-whitespace-character-count="2187"/>
  </office:meta>
</office:document-meta>
</file>